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4, 2021 (09:10: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 </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item>
          <text:p text:style-name="P17">fonts-symbola - to produce the emoji and other symbols in the pdf document.</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10:30Z</meta:creation-date>
    <dc:date>2021-05-24T21:10:30Z</dc:date>
    <meta:user-defined meta:name="date" meta:value-type="string">May  24, 2021 (09:10: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